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00000000A0000000A3564257B617E83CE.gif" manifest:media-type="image/gif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Industry-Light1" svg:font-family="Industry-Light"/>
    <style:font-face style:name="Industry-light" svg:font-family="Industry-light"/>
    <style:font-face style:name="Arial2" svg:font-family="Arial" style:font-family-generic="swiss"/>
    <style:font-face style:name="Industry-light1" svg:font-family="Industry-light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Industry-Light" svg:font-family="Industry-Ligh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Default">
      <style:text-properties style:font-name="Industry-Light1" fo:font-size="12pt" fo:font-weight="normal" style:font-size-asian="12pt" style:font-weight-asian="normal"/>
    </style:style>
    <style:style style:name="P2" style:family="paragraph" style:parent-style-name="Default" style:list-style-name="L1">
      <style:text-properties style:font-name="Industry-Light1" fo:font-size="12pt" fo:font-weight="normal" style:font-size-asian="12pt" style:font-weight-asian="normal"/>
    </style:style>
    <style:style style:name="P3" style:family="paragraph" style:parent-style-name="Default">
      <style:text-properties style:text-line-through-style="none" style:text-line-through-type="none" style:font-name="Industry-Light1" fo:font-size="12pt" style:text-underline-style="none" fo:font-weight="normal" style:font-size-asian="12pt" style:font-weight-asian="normal"/>
    </style:style>
    <style:style style:name="P4" style:family="paragraph" style:parent-style-name="Default" style:list-style-name="WWNum2aaa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style:font-name="Industry-Light1" fo:font-size="12pt" style:text-underline-style="none" fo:font-weight="normal" style:font-size-asian="12pt" style:font-weight-asian="normal"/>
    </style:style>
    <style:style style:name="P5" style:family="paragraph" style:parent-style-name="Default" style:list-style-name="WWNum4a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style:font-name="Industry-Light1" fo:font-size="12pt" style:text-underline-style="none" fo:font-weight="normal" style:font-size-asian="12pt" style:font-weight-asian="normal"/>
    </style:style>
    <style:style style:name="P6" style:family="paragraph" style:parent-style-name="Default" style:list-style-name="WWNum5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style:font-name="Industry-Light1" fo:font-size="12pt" style:text-underline-style="none" fo:font-weight="normal" style:font-size-asian="12pt" style:font-weight-asian="normal"/>
    </style:style>
    <style:style style:name="P7" style:family="paragraph" style:parent-style-name="Default" style:list-style-name="WWNum4aa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style:font-name="Industry-Light1" fo:font-size="12pt" style:text-underline-style="none" fo:font-weight="normal" style:font-size-asian="12pt" style:font-weight-asian="normal"/>
    </style:style>
    <style:style style:name="P8" style:family="paragraph" style:parent-style-name="Default" style:list-style-name="WWNum5a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style:font-name="Industry-Light1" fo:font-size="12pt" style:text-underline-style="none" fo:font-weight="normal" style:font-size-asian="12pt" style:font-weight-asian="normal"/>
    </style:style>
    <style:style style:name="P9" style:family="paragraph" style:parent-style-name="Default" style:list-style-name="WWNum3aaaaa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style:font-name="Industry-Light1" fo:font-size="12pt" style:text-underline-style="none" fo:font-weight="normal" style:font-size-asian="12pt" style:font-weight-asian="normal"/>
    </style:style>
    <style:style style:name="P10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style:font-name="Industry-Light1" fo:font-size="12pt" fo:font-weight="normal" style:font-size-asian="12pt" style:font-weight-asian="normal"/>
    </style:style>
    <style:style style:name="P11" style:family="paragraph" style:parent-style-name="Default" style:list-style-name="L1">
      <style:paragraph-properties fo:margin-left="0cm" fo:margin-right="0cm" fo:margin-top="0cm" fo:margin-bottom="0cm" style:contextual-spacing="false" fo:text-indent="0cm" style:auto-text-indent="false"/>
      <style:text-properties style:font-name="Industry-Light1" fo:font-size="12pt" fo:font-weight="normal" style:font-size-asian="12pt" style:font-weight-asian="normal"/>
    </style:style>
    <style:style style:name="P12" style:family="paragraph" style:parent-style-name="Default" style:list-style-name="WWNum1aa">
      <style:paragraph-properties fo:margin-left="0cm" fo:margin-right="0cm" fo:margin-top="0cm" fo:margin-bottom="0cm" style:contextual-spacing="false" fo:text-indent="0cm" style:auto-text-indent="false"/>
      <style:text-properties style:font-name="Industry-Light1" fo:font-size="12pt" fo:font-weight="normal" style:font-size-asian="12pt" style:font-weight-asian="normal"/>
    </style:style>
    <style:style style:name="P13" style:family="paragraph" style:parent-style-name="Default" style:list-style-name="WWNum3aa">
      <style:paragraph-properties fo:margin-left="0cm" fo:margin-right="0cm" fo:margin-top="0cm" fo:margin-bottom="0cm" style:contextual-spacing="false" fo:text-indent="0cm" style:auto-text-indent="false"/>
      <style:text-properties style:font-name="Industry-Light1" fo:font-size="12pt" fo:font-weight="normal" style:font-size-asian="12pt" style:font-weight-asian="normal"/>
    </style:style>
    <style:style style:name="P14" style:family="paragraph" style:parent-style-name="Default" style:list-style-name="WWNum4">
      <style:paragraph-properties fo:margin-left="0cm" fo:margin-right="0cm" fo:margin-top="0cm" fo:margin-bottom="0cm" style:contextual-spacing="false" fo:text-indent="0cm" style:auto-text-indent="false"/>
      <style:text-properties style:font-name="Industry-Light1" fo:font-size="12pt" fo:font-weight="normal" style:font-size-asian="12pt" style:font-weight-asian="normal"/>
    </style:style>
    <style:style style:name="P15" style:family="paragraph" style:parent-style-name="Default" style:list-style-name="WWNum1aaa">
      <style:paragraph-properties fo:margin-left="0cm" fo:margin-right="0cm" fo:margin-top="0cm" fo:margin-bottom="0cm" style:contextual-spacing="false" fo:text-indent="0cm" style:auto-text-indent="false"/>
      <style:text-properties style:font-name="Industry-Light1" fo:font-size="12pt" fo:font-weight="normal" style:font-size-asian="12pt" style:font-weight-asian="normal"/>
    </style:style>
    <style:style style:name="P16" style:family="paragraph" style:parent-style-name="Default" style:list-style-name="WWNum2aaa">
      <style:paragraph-properties fo:margin-left="0cm" fo:margin-right="0cm" fo:margin-top="0cm" fo:margin-bottom="0cm" style:contextual-spacing="false" fo:text-indent="0cm" style:auto-text-indent="false"/>
      <style:text-properties style:font-name="Industry-Light1" fo:font-size="12pt" fo:font-weight="normal" style:font-size-asian="12pt" style:font-weight-asian="normal"/>
    </style:style>
    <style:style style:name="P17" style:family="paragraph" style:parent-style-name="Default" style:list-style-name="WWNum3aaa">
      <style:paragraph-properties fo:margin-left="0cm" fo:margin-right="0cm" fo:margin-top="0cm" fo:margin-bottom="0cm" style:contextual-spacing="false" fo:text-indent="0cm" style:auto-text-indent="false"/>
      <style:text-properties style:font-name="Industry-Light1" fo:font-size="12pt" fo:font-weight="normal" style:font-size-asian="12pt" style:font-weight-asian="normal"/>
    </style:style>
    <style:style style:name="P18" style:family="paragraph" style:parent-style-name="Default" style:list-style-name="WWNum4a">
      <style:paragraph-properties fo:margin-left="0cm" fo:margin-right="0cm" fo:margin-top="0cm" fo:margin-bottom="0cm" style:contextual-spacing="false" fo:text-indent="0cm" style:auto-text-indent="false"/>
      <style:text-properties style:font-name="Industry-Light1" fo:font-size="12pt" fo:font-weight="normal" style:font-size-asian="12pt" style:font-weight-asian="normal"/>
    </style:style>
    <style:style style:name="P19" style:family="paragraph" style:parent-style-name="Default" style:list-style-name="WWNum5">
      <style:paragraph-properties fo:margin-left="0cm" fo:margin-right="0cm" fo:margin-top="0cm" fo:margin-bottom="0cm" style:contextual-spacing="false" fo:text-indent="0cm" style:auto-text-indent="false"/>
      <style:text-properties style:font-name="Industry-Light1" fo:font-size="12pt" fo:font-weight="normal" style:font-size-asian="12pt" style:font-weight-asian="normal"/>
    </style:style>
    <style:style style:name="P20" style:family="paragraph" style:parent-style-name="Default" style:list-style-name="WWNum2aaaa">
      <style:paragraph-properties fo:margin-left="0cm" fo:margin-right="0cm" fo:margin-top="0cm" fo:margin-bottom="0cm" style:contextual-spacing="false" fo:text-indent="0cm" style:auto-text-indent="false"/>
      <style:text-properties style:font-name="Industry-Light1" fo:font-size="12pt" fo:font-weight="normal" style:font-size-asian="12pt" style:font-weight-asian="normal"/>
    </style:style>
    <style:style style:name="P21" style:family="paragraph" style:parent-style-name="Default" style:list-style-name="WWNum3aaaa">
      <style:paragraph-properties fo:margin-left="0cm" fo:margin-right="0cm" fo:margin-top="0cm" fo:margin-bottom="0cm" style:contextual-spacing="false" fo:text-indent="0cm" style:auto-text-indent="false"/>
      <style:text-properties style:font-name="Industry-Light1" fo:font-size="12pt" fo:font-weight="normal" style:font-size-asian="12pt" style:font-weight-asian="normal"/>
    </style:style>
    <style:style style:name="P22" style:family="paragraph" style:parent-style-name="Default" style:list-style-name="WWNum4aa">
      <style:paragraph-properties fo:margin-left="0cm" fo:margin-right="0cm" fo:margin-top="0cm" fo:margin-bottom="0cm" style:contextual-spacing="false" fo:text-indent="0cm" style:auto-text-indent="false"/>
      <style:text-properties style:font-name="Industry-Light1" fo:font-size="12pt" fo:font-weight="normal" style:font-size-asian="12pt" style:font-weight-asian="normal"/>
    </style:style>
    <style:style style:name="P23" style:family="paragraph" style:parent-style-name="Default" style:list-style-name="WWNum5a">
      <style:paragraph-properties fo:margin-left="0cm" fo:margin-right="0cm" fo:margin-top="0cm" fo:margin-bottom="0cm" style:contextual-spacing="false" fo:text-indent="0cm" style:auto-text-indent="false"/>
      <style:text-properties style:font-name="Industry-Light1" fo:font-size="12pt" fo:font-weight="normal" style:font-size-asian="12pt" style:font-weight-asian="normal"/>
    </style:style>
    <style:style style:name="P24" style:family="paragraph" style:parent-style-name="Default" style:list-style-name="WWNum2aaaaa">
      <style:paragraph-properties fo:margin-left="0cm" fo:margin-right="0cm" fo:margin-top="0cm" fo:margin-bottom="0cm" style:contextual-spacing="false" fo:text-indent="0cm" style:auto-text-indent="false"/>
      <style:text-properties style:font-name="Industry-Light1" fo:font-size="12pt" fo:font-weight="normal" style:font-size-asian="12pt" style:font-weight-asian="normal"/>
    </style:style>
    <style:style style:name="P25" style:family="paragraph" style:parent-style-name="Default" style:list-style-name="WWNum3aaaaa">
      <style:paragraph-properties fo:margin-left="0cm" fo:margin-right="0cm" fo:margin-top="0cm" fo:margin-bottom="0cm" style:contextual-spacing="false" fo:text-indent="0cm" style:auto-text-indent="false"/>
      <style:text-properties style:font-name="Industry-Light1" fo:font-size="12pt" fo:font-weight="normal" style:font-size-asian="12pt" style:font-weight-asian="normal"/>
    </style:style>
    <style:style style:name="P26" style:family="paragraph" style:parent-style-name="Default">
      <style:paragraph-properties fo:margin-top="0cm" fo:margin-bottom="0cm" style:contextual-spacing="false"/>
      <style:text-properties style:font-name="Industry-Light1"/>
    </style:style>
    <style:style style:name="P27" style:family="paragraph" style:parent-style-name="Default">
      <style:paragraph-properties fo:margin-top="0cm" fo:margin-bottom="0cm" style:contextual-spacing="false"/>
      <style:text-properties style:font-name="Industry-Light1" fo:font-size="12pt" fo:font-weight="normal" style:font-size-asian="12pt" style:font-weight-asian="normal"/>
    </style:style>
    <style:style style:name="P28" style:family="paragraph" style:parent-style-name="Default">
      <style:paragraph-properties fo:margin-top="0cm" fo:margin-bottom="0cm" style:contextual-spacing="false"/>
      <style:text-properties style:text-line-through-style="none" style:text-line-through-type="none" style:font-name="Industry-Light1" fo:font-size="12pt" style:text-underline-style="none" fo:font-weight="normal" style:font-size-asian="12pt" style:font-weight-asian="normal"/>
    </style:style>
    <style:style style:name="P29" style:family="paragraph" style:parent-style-name="Standard">
      <style:text-properties style:font-name="Industry-Light1" fo:font-size="12pt" fo:font-weight="normal" style:font-size-asian="12pt" style:font-weight-asian="normal"/>
    </style:style>
    <style:style style:name="P30" style:family="paragraph" style:parent-style-name="Standard" style:list-style-name="L1">
      <style:text-properties style:font-name="Industry-Light1" fo:font-size="12pt" fo:font-weight="normal" style:font-size-asian="12pt" style:font-weight-asian="normal"/>
    </style:style>
    <style:style style:name="P31" style:family="paragraph" style:parent-style-name="Standard">
      <style:text-properties style:font-name="Industry-Light1" fo:font-size="20pt" style:font-size-asian="20pt" style:font-size-complex="20pt"/>
    </style:style>
    <style:style style:name="P32" style:family="paragraph" style:parent-style-name="Standard">
      <style:text-properties style:font-name="Industry-Light1" officeooo:paragraph-rsid="0009d70b"/>
    </style:style>
    <style:style style:name="P33" style:family="paragraph" style:parent-style-name="Standard">
      <style:text-properties style:text-line-through-style="none" style:text-line-through-type="none" style:font-name="Industry-Light1" fo:font-size="12pt" style:text-underline-style="none" fo:font-weight="normal" style:font-size-asian="12pt" style:font-weight-asian="normal"/>
    </style:style>
    <style:style style:name="P34" style:family="paragraph" style:parent-style-name="Standard">
      <style:text-properties style:text-line-through-style="none" style:text-line-through-type="none" style:font-name="Industry-Light1" fo:font-size="12pt" style:text-underline-style="none" fo:font-weight="normal" officeooo:rsid="0009d70b" officeooo:paragraph-rsid="0009d70b" style:font-size-asian="12pt" style:font-weight-asian="normal"/>
    </style:style>
    <style:style style:name="P35" style:family="paragraph" style:parent-style-name="Standard">
      <style:text-properties style:text-line-through-style="none" style:text-line-through-type="none" style:font-name="Industry-Light1" fo:font-size="20pt" style:text-underline-style="none" fo:font-weight="normal" officeooo:rsid="0009d70b" officeooo:paragraph-rsid="000db1d7" style:font-size-asian="20pt" style:font-weight-asian="normal" style:font-size-complex="20pt"/>
    </style:style>
    <style:style style:name="P36" style:family="paragraph" style:parent-style-name="Standard">
      <style:text-properties fo:color="#000000" loext:opacity="100%" style:text-line-through-style="none" style:text-line-through-type="none" style:font-name="Industry-Light1" fo:font-size="12pt" style:text-underline-style="none" fo:font-weight="normal" officeooo:rsid="0009d70b" officeooo:paragraph-rsid="0009d70b" style:font-size-asian="12pt" style:font-weight-asian="normal"/>
    </style:style>
    <style:style style:name="P37" style:family="paragraph">
      <loext:graphic-properties draw:fill="solid" draw:fill-color="#cccccc"/>
      <style:paragraph-properties style:writing-mode="lr-tb"/>
      <style:text-properties style:font-name="Industry-light" fo:font-size="12pt"/>
    </style:style>
    <style:style style:name="P38" style:family="paragraph">
      <style:paragraph-properties fo:text-align="center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font-name="Industry-Light" fo:font-size="12pt" style:text-underline-style="none" fo:font-weight="normal" style:font-size-asian="12pt" style:font-weight-asian="normal"/>
    </style:style>
    <style:style style:name="T3" style:family="text">
      <style:text-properties style:text-line-through-style="none" style:text-line-through-type="none" style:font-name="Industry-Light" fo:font-size="12pt" fo:font-style="italic" style:text-underline-style="none" fo:font-weight="normal" style:font-size-asian="12pt" style:font-style-asian="italic" style:font-weight-asian="normal" style:font-style-complex="italic"/>
    </style:style>
    <style:style style:name="T4" style:family="text">
      <style:text-properties style:text-line-through-style="none" style:text-line-through-type="none" fo:font-style="italic" style:text-underline-style="none" style:font-style-asian="italic" style:font-style-complex="italic"/>
    </style:style>
    <style:style style:name="T5" style:family="text">
      <style:text-properties style:text-line-through-style="none" style:text-line-through-type="none"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style:text-line-through-style="none" style:text-line-through-type="none" fo:font-size="12pt" fo:font-style="italic" style:text-underline-style="none" fo:font-weight="normal" style:font-size-asian="12pt" style:font-style-asian="italic" style:font-weight-asian="normal" style:font-style-complex="italic"/>
    </style:style>
    <style:style style:name="T7" style:family="text">
      <style:text-properties style:text-line-through-style="none" style:text-line-through-type="none" fo:font-size="12pt" fo:font-style="italic" style:text-underline-style="none" fo:font-weight="bold" style:font-size-asian="12pt" style:font-style-asian="italic" style:font-weight-asian="bold" style:font-style-complex="italic" style:font-weight-complex="bold"/>
    </style:style>
    <style:style style:name="T8" style:family="text">
      <style:text-properties style:text-line-through-style="none" style:text-line-through-type="none" fo:font-size="12pt" style:text-underline-style="none" fo:font-weight="normal" style:font-size-asian="12pt" style:font-weight-asian="normal"/>
    </style:style>
    <style:style style:name="T9" style:family="text">
      <style:text-properties fo:background-color="#cccccc" loext:char-shading-value="0"/>
    </style:style>
    <style:style style:name="T10" style:family="text">
      <style:text-properties style:font-name="Industry-Light" fo:font-size="12pt" fo:font-weight="normal" style:font-size-asian="12pt" style:font-weight-asian="normal"/>
    </style:style>
    <style:style style:name="T11" style:family="text">
      <style:text-properties style:font-name="Industry-Light" fo:font-size="12pt" fo:font-style="italic" fo:font-weight="normal" style:font-size-asian="12pt" style:font-style-asian="italic" style:font-weight-asian="normal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12pt" fo:font-style="italic" fo:font-weight="normal" style:font-size-asian="12pt" style:font-style-asian="italic" style:font-weight-asian="normal" style:font-style-complex="italic"/>
    </style:style>
    <style:style style:name="T15" style:family="text"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T16" style:family="text">
      <style:text-properties fo:font-size="12pt" fo:font-weight="normal" style:font-size-asian="12pt" style:font-weight-asian="normal"/>
    </style:style>
    <style:style style:name="T17" style:family="text">
      <style:text-properties style:font-name="Industry-light" fo:font-size="12pt"/>
    </style:style>
    <style:style style:name="T18" style:family="text">
      <style:text-properties style:font-name="Industry-light" fo:font-size="12pt" fo:font-style="italic" style:font-style-asian="italic" style:font-style-complex="italic"/>
    </style:style>
    <text:list-style style:name="L1">
      <text:list-level-style-image text:level="1" xlink:href="Pictures/100002000000000A0000000A3564257B617E83CE.gif" xlink:type="simple" xlink:show="embed" xlink:actuate="onLoad">
        <style:list-level-properties text:list-level-position-and-space-mode="label-alignment" style:vertical-pos="middle" style:vertical-rel="line" fo:width="0.212cm" fo:height="0.212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solid" draw:fill-color="#cccccc" fo:min-height="20.5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/>
      <text:p text:style-name="Title">Dockerfile</text:p>
      <text:list xml:id="list3767930510" text:style-name="L1">
        <text:list-item>
          <text:p text:style-name="P11">Archivo de texto que contiene las distintas instrucciones necesarias para crear una imagen de docker.</text:p>
          <text:p text:style-name="P2"/>
        </text:list-item>
        <text:list-item>
          <text:p text:style-name="P11">Se puede crear un fichero .dockerignore para excluir ficheros y directorios que se envían al contenedor.</text:p>
          <text:p text:style-name="P2"/>
        </text:list-item>
        <text:list-item>
          <text:p text:style-name="P11">Cada comando en el docker file es una capa en la imagen que se va a generar.</text:p>
          <text:p text:style-name="P30"/>
        </text:list-item>
      </text:list>
      <text:p text:style-name="P29"/>
      <text:p text:style-name="P1">Las opciones de Dockerfile son las siguientes:</text:p>
      <text:p text:style-name="P1"/>
      <text:list xml:id="list181263607" text:style-name="WWNum1aa">
        <text:list-header>
          <text:p text:style-name="P12"/>
        </text:list-header>
      </text:list>
      <text:p text:style-name="P26"><text:span text:style-name="T15">FROM</text:span><text:span text:style-name="T16">: Directiva que indica el nombre de la imagen en la que se basa el dockerfile.</text:span></text:p>
      <text:p text:style-name="P27"/>
      <text:p text:style-name="P1"><text:tab/><text:tab/><text:span text:style-name="T9">FROM ubuntu:18.04</text:span></text:p>
      <text:p text:style-name="P28"/>
      <text:p text:style-name="P26"><text:span text:style-name="T7">RUN</text:span><text:span text:style-name="T8">: Ejecuta cualquier comando. Se puede especificar en formato “shell” o en formato “exec”.</text:span></text:p>
      <text:p text:style-name="P3"/>
      <text:p text:style-name="P3"><text:tab/><text:tab/><text:span text:style-name="T9">RUN comando</text:span></text:p>
      <text:p text:style-name="P3"><text:tab/><text:tab/><text:span text:style-name="T9">RUN [“ejecutable”,”parametro1”,”parametro2”]</text:span></text:p>
      <text:p text:style-name="P3"/>
      <text:list xml:id="list905971473" text:style-name="WWNum3aa">
        <text:list-header>
          <text:p text:style-name="P13"><text:span text:style-name="T5">LABEL</text:span><text:span text:style-name="T1">: Añade metadatos a la imagen en formato clave=valor.</text:span></text:p>
        </text:list-header>
      </text:list>
      <text:p text:style-name="P3"/>
      <text:p text:style-name="P3"><text:tab/><text:tab/><text:span text:style-name="T9">LABEL descripcion=”Lo que sea”</text:span></text:p>
      <text:p text:style-name="P3"><text:tab/><text:tab/><text:span text:style-name="T9">LABEL version=”1.0”</text:span></text:p>
      <text:p text:style-name="P3"><text:tab/><text:tab/><text:span text:style-name="T9">LABEL autor=”Nombre”</text:span></text:p>
      <text:p text:style-name="P3"/>
      <text:list xml:id="list1190309879" text:style-name="WWNum4">
        <text:list-header>
          <text:p text:style-name="P14"><text:span text:style-name="T5">EXPOSE</text:span><text:span text:style-name="T1">: Para informar que el contenedor estará escuchando en determinado puerto una vez se encuentre en ejecución. </text:span></text:p>
        </text:list-header>
      </text:list>
      <text:p text:style-name="P3"/>
      <text:p text:style-name="P33"><text:tab/><text:tab/><text:span text:style-name="T9">EXPOSE 80</text:span></text:p>
      <text:p text:style-name="P33"/>
      <text:list xml:id="list980611174" text:style-name="WWNum1aaa">
        <text:list-header>
          <text:p text:style-name="P15"><text:span text:style-name="T13">ENV</text:span>: Para establecer variables de entorno. </text:p>
        </text:list-header>
      </text:list>
      <text:p text:style-name="P1"/>
      <text:p text:style-name="P1"><text:tab/><text:tab/><text:span text:style-name="T9">ENV MI_VARIABLE=”valor”</text:span></text:p>
      <text:list xml:id="list3795231038" text:style-name="WWNum2aaa">
        <text:list-header>
          <text:p text:style-name="P4"/>
          <text:p text:style-name="P16"><text:span text:style-name="T5">ADD</text:span><text:span text:style-name="T1">: Para copiar archivos o directorios al path indicado de la imagen. Además de archivos y directorios puede utilizar una URL. También descomprime archivos “.tar”</text:span></text:p>
        </text:list-header>
      </text:list>
      <text:p text:style-name="P3"/>
      <text:p text:style-name="P3"><text:tab/><text:tab/><text:span text:style-name="T9">ADD mi_archivo /ruta</text:span></text:p>
      <text:p text:style-name="P3"/>
      <text:list xml:id="list3908205707" text:style-name="WWNum3aaa">
        <text:list-header>
          <text:p text:style-name="P17"><text:span text:style-name="T4"/></text:p>
        </text:list-header>
      </text:list>
      <text:p text:style-name="P10"><text:soft-page-break/><text:span text:style-name="T5">COPY</text:span><text:span text:style-name="T1">: Al igual que ADD, sirve para copiar archivos desde el host a la imagen. Sólo permite copiar archivos o directorios locales.</text:span></text:p>
      <text:p text:style-name="P3"/>
      <text:p text:style-name="P3"><text:tab/><text:tab/><text:span text:style-name="T9">COPY mi_archivo /ruta</text:span></text:p>
      <text:list xml:id="list2184973176" text:style-name="WWNum4a">
        <text:list-header>
          <text:p text:style-name="P5"/>
          <text:p text:style-name="P18"><text:span text:style-name="T5">ENTRYPOINT</text:span><text:span text:style-name="T1">:Indica el ejecutable que se usará cuando se inicie el contenedor.</text:span></text:p>
        </text:list-header>
      </text:list>
      <text:p text:style-name="P3"/>
      <text:p text:style-name="P3"><text:tab/><text:tab/><text:span text:style-name="T9">ENTRYPOINT echo “hola mundo” → shell</text:span></text:p>
      <text:p text:style-name="P3"><text:tab/><text:tab/><text:span text:style-name="T9">ENTRYPOINT [“echo”,”hola mundo”] → exec</text:span></text:p>
      <text:list xml:id="list38339760" text:style-name="WWNum5">
        <text:list-header>
          <text:p text:style-name="P6"/>
          <text:p text:style-name="P19"><text:span text:style-name="T5">CMD</text:span><text:span text:style-name="T1">: Define el comando que será ejecutado cuando se inicie un contenedor. Se debería especificar o bien un entrypoint o un cmd en el dockerfile.</text:span></text:p>
        </text:list-header>
      </text:list>
      <text:p text:style-name="P3"/>
      <text:p text:style-name="P3"><text:tab/><text:tab/><text:span text:style-name="T9">CMD [“echo”,”hola”] → exec</text:span></text:p>
      <text:p text:style-name="P3"><text:tab/><text:tab/><text:span text:style-name="T9">CMD [“adios”] → parametro de entrypoint</text:span></text:p>
      <text:p text:style-name="P33"><text:tab/><text:tab/><text:span text:style-name="T9">CMD echo “hola” → shell</text:span></text:p>
      <text:p text:style-name="P3"/>
      <text:p text:style-name="P1"/>
      <text:p text:style-name="P10"><text:span text:style-name="T13">VOLUME</text:span>: Para definir volúmenes en el dockerfile.</text:p>
      <text:p text:style-name="P10"/>
      <text:p text:style-name="P1"><text:tab/><text:tab/><text:span text:style-name="T9">VOLUME [“/myvol”] <text:s/></text:span></text:p>
      <text:p text:style-name="P1"/>
      <text:list xml:id="list2299265304" text:style-name="WWNum2aaaa">
        <text:list-header>
          <text:p text:style-name="P20"><text:span text:style-name="T5">USER</text:span><text:span text:style-name="T1">: Establece un usuario y grupo de usuario para la ejecución de comandos en el contenedor.</text:span></text:p>
        </text:list-header>
      </text:list>
      <text:p text:style-name="P3"/>
      <text:p text:style-name="P3"><text:tab/><text:tab/><text:span text:style-name="T9">USER user:group</text:span></text:p>
      <text:p text:style-name="P3"/>
      <text:list xml:id="list677523528" text:style-name="WWNum3aaaa">
        <text:list-header>
          <text:p text:style-name="P21"><text:span text:style-name="T5">WORKDIR</text:span><text:span text:style-name="T1">: Establece el directorio de trabajo para RUN, CMD, ENTRYPOINT, COPY y ADD.</text:span></text:p>
        </text:list-header>
      </text:list>
      <text:p text:style-name="P3"/>
      <text:p text:style-name="P3"><text:tab/><text:tab/><text:span text:style-name="T9">WORKDIR /mypath</text:span></text:p>
      <text:list xml:id="list2440020323" text:style-name="WWNum4aa">
        <text:list-header>
          <text:p text:style-name="P7"/>
          <text:p text:style-name="P7"/>
          <text:p text:style-name="P22"><text:span text:style-name="T5">ARG</text:span><text:span text:style-name="T1">: Define argumentos que es necesario que se pasen cuando se va a construir la imagen.</text:span></text:p>
        </text:list-header>
      </text:list>
      <text:p text:style-name="P3"/>
      <text:p text:style-name="P3"><text:tab/><text:tab/><text:span text:style-name="T9">ARG user</text:span></text:p>
      <text:p text:style-name="P3"><text:tab/><text:tab/><text:span text:style-name="T9">docker image build --build-arg user=mi_usuario .</text:span></text:p>
      <text:list xml:id="list1830561955" text:style-name="WWNum5a">
        <text:list-header>
          <text:p text:style-name="P8"/>
          <text:p text:style-name="P23"><text:span text:style-name="T5">ONBUILD</text:span><text:span text:style-name="T1">: Se utiliza para ejecutar una instrucción cuando la imagen se utiliza como base para otra imagen.</text:span></text:p>
        </text:list-header>
      </text:list>
      <text:p text:style-name="P3"/>
      <text:p text:style-name="P33"><text:tab/><text:tab/><text:span text:style-name="T9">ONBUILD RUN mi_comando</text:span></text:p>
      <text:p text:style-name="P3"/>
      <text:p text:style-name="P10"><text:span text:style-name="T13">STOPSIGNAL</text:span>: Establece la señal que se le enviará al contenedor al salir.</text:p>
      <text:p text:style-name="P1"/>
      <text:p text:style-name="P1"><text:tab/><text:tab/><text:span text:style-name="T9">STOPSIGNAL SEÑAL</text:span></text:p>
      <text:p text:style-name="P1"/>
      <text:list xml:id="list3165494568" text:style-name="WWNum2aaaaa">
        <text:list-header>
          <text:p text:style-name="P24"><text:span text:style-name="T4"/></text:p>
        </text:list-header>
      </text:list>
      <text:p text:style-name="P10"><text:soft-page-break/><text:span text:style-name="T5">HEALTHCHECK</text:span><text:span text:style-name="T1">: Para testear el estado del contenedor.</text:span></text:p>
      <text:p text:style-name="P10"><text:span text:style-name="T1"/></text:p>
      <text:p text:style-name="P3"><text:tab/><text:tab/><text:span text:style-name="T9">HEALTHCHECK [OPCIONES] CMD comando</text:span></text:p>
      <text:p text:style-name="P3"><text:tab/><text:tab/><text:span text:style-name="T9">HEALTHCHECK NONE</text:span></text:p>
      <text:p text:style-name="P3"/>
      <text:p text:style-name="P3">Opciones: interval, timeout, retries, start-period</text:p>
      <text:list xml:id="list1215755281" text:style-name="WWNum3aaaaa">
        <text:list-header>
          <text:p text:style-name="P9"/>
          <text:p text:style-name="P25"><text:span text:style-name="T5">SHELL</text:span><text:span text:style-name="T1">: Permite modificar la shell por defecto que se utiliza en el modo shell.</text:span></text:p>
        </text:list-header>
      </text:list>
      <text:p text:style-name="P3"/>
      <text:p text:style-name="P33"><text:tab/><text:tab/><text:span text:style-name="T9">SHELL [“/bin/bash”]</text:span></text:p>
      <text:p text:style-name="P33"/>
      <text:p text:style-name="P33"/>
      <text:p text:style-name="P31"/>
      <text:p text:style-name="P31"/>
      <text:p text:style-name="P32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oft-page-break/>Ejemplo de Uso de DockerFile:</text:p>
      <text:p text:style-name="P34"><draw:frame text:anchor-type="paragraph" draw:z-index="4" draw:name="Forma2" draw:style-name="gr1" draw:text-style-name="P37" svg:width="17.273cm" svg:height="20.511cm" svg:x="0.161cm" svg:y="1.782cm"><draw:text-box><text:p><text:span text:style-name="T17"># Imagen base de la que partimos (se recomienda especificar siempre la version)</text:span></text:p><text:p><text:span text:style-name="T17">FROM ubuntu:18.04</text:span></text:p><text:p><text:span text:style-name="T17"># Definimos algunas variables de entorno</text:span></text:p><text:p><text:span text:style-name="T17">ENV VAR1 "Una variable"</text:span></text:p><text:p><text:span text:style-name="T17">ENV VAR2 "Otra variable"</text:span></text:p><text:p><text:span text:style-name="T17"/></text:p><text:p><text:span text:style-name="T17"># Actualizamos contenedor (y limpiamos datos intermedios)</text:span></text:p><text:p><text:span text:style-name="T17">RUN apt update <text:s/>-y &amp;&amp; apt upgrade -y &amp;&amp; apt clean -y</text:span></text:p><text:p><text:span text:style-name="T17"/></text:p><text:p><text:span text:style-name="T17">WORKDIR /tmp</text:span></text:p><text:p><text:span text:style-name="T17">USER nobody</text:span></text:p><text:p><text:span text:style-name="T17"># Este fichero se creará en /tmp/fichero y el propietario sera "nobody"</text:span></text:p><text:p><text:span text:style-name="T17">RUN echo "Prueba" &gt; fichero</text:span></text:p><text:p><text:span text:style-name="T17"/></text:p><text:p><text:span text:style-name="T17">ENTRYPOINT ["/bin/echo"] </text:span></text:p><text:p><text:span text:style-name="T17">CMD ["Hola"]</text:span></text:p><text:p><text:span text:style-name="T17"/></text:p><text:p><text:span text:style-name="T17">- <text:s text:c="2"/>Generamos la imagen</text:span></text:p><text:p><text:span text:style-name="T17"/></text:p><text:p><text:span text:style-name="T18">root@master01:~/test-dockerfile</text:span><text:span text:style-name="T17"># docker build . -t dockerfile_test</text:span></text:p><text:p><text:span text:style-name="T17"/></text:p><text:p><text:span text:style-name="T17">- <text:s text:c="2"/>El ENTRYPOINT indica que el contenedor simplemente escribir <text:s/>lo que le pasamos como parametro, u "Hola" si no le pasamos nada</text:span></text:p><text:p><text:span text:style-name="T17"/></text:p><text:p><text:span text:style-name="T18">root@master01:~/test-dockerfile</text:span><text:span text:style-name="T17"># docker run -ti dockerfile_test </text:span></text:p><text:p><text:span text:style-name="T17"><text:s/></text:span><text:span text:style-name="T17">Hola</text:span></text:p><text:p><text:span text:style-name="T17"/></text:p><text:p><text:span text:style-name="T18">root@master01:~/test-dockerfile</text:span><text:span text:style-name="T17"># docker run -ti dockerfile_test Prueba</text:span></text:p><text:p><text:span text:style-name="T17"><text:s/></text:span><text:span text:style-name="T17">Prueba</text:span></text:p><text:p><text:span text:style-name="T17"/></text:p><text:p><text:span text:style-name="T18">root@master01:~/test-dockerfile</text:span><text:span text:style-name="T17"># docker run -ti --entrypoint "/bin/bash" dockerfile_test</text:span></text:p><text:p><text:span text:style-name="T17"/></text:p><text:p><text:span text:style-name="T18">nobody@7a180b856f75:/tmp</text:span><text:span text:style-name="T17">$ ls -l</text:span></text:p><text:p><text:span text:style-name="T17">Ejecuta el ls -l</text:span></text:p><text:p><text:span text:style-name="T17"/></text:p><text:p><text:span text:style-name="T17">- <text:s text:c="2"/>Ahora ejecuta el bash, y vemos que nos posiciona directamente en /tmp (debido a la opcion WORKDIR) y que existe el fichero generado, y su propietario es el usuario "nobody" (el especificado con la opcion USER antes de ejecutar la creacion del fichero)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Industry-Light1" svg:font-family="Industry-Light"/>
    <style:font-face style:name="Industry-light" svg:font-family="Industry-light"/>
    <style:font-face style:name="Arial2" svg:font-family="Arial" style:font-family-generic="swiss"/>
    <style:font-face style:name="Industry-light1" svg:font-family="Industry-light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Industry-Light" svg:font-family="Industry-Ligh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Bullet_20_Symbols_20__28_user_29_" style:display-name="Bullet Symbols (user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image text:level="1" xlink:href="Pictures/100002000000000A0000000A3564257B617E83CE.gif" xlink:type="simple" xlink:show="embed" xlink:actuate="onLoad">
        <style:list-level-properties text:list-level-position-and-space-mode="label-alignment" style:vertical-pos="middle" style:vertical-rel="line" fo:width="0.212cm" fo:height="0.212cm">
          <style:list-level-label-alignment text:label-followed-by="listtab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a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aa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aaa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line text:anchor-type="paragraph" draw:z-index="3" draw:name="Forma1" draw:style-name="Mgr1" draw:text-style-name="MP1" svg:x1="0.083cm" svg:y1="0.279cm" svg:x2="17.165cm" svg:y2="0.258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7T14:04:00</meta:creation-date>
    <dc:date>2022-12-02T18:36:23.172000000</dc:date>
    <meta:editing-duration>PT49M56S</meta:editing-duration>
    <meta:editing-cycles>13</meta:editing-cycles>
    <meta:generator>LibreOffice/7.1.6.2$Windows_X86_64 LibreOffice_project/0e133318fcee89abacd6a7d077e292f1145735c3</meta:generator>
    <meta:document-statistic meta:table-count="0" meta:image-count="0" meta:object-count="0" meta:page-count="4" meta:paragraph-count="53" meta:word-count="398" meta:character-count="2581" meta:non-whitespace-character-count="2186"/>
  </office:meta>
</office:document-meta>
</file>